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5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6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51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9">
            <text:p>19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3" table:number-columns-repeated="2"/>
          <table:table-cell table:style-name="ce43" office:value-type="string">
            <text:p>GPS</text:p>
          </table:table-cell>
          <table:table-cell table:style-name="ce45"/>
          <table:table-cell table:style-name="ce47" office:value-type="string">
            <text:p>extension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4-02_11-56-56_000.jpg</text:p>
          </table:table-cell>
          <table:table-cell table:style-name="ce27" office:value-type="string">
            <text:p>:bookmemo / 読んだ本 / 『田中正造の人と生涯』 / 著者=雨宮義人 / 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]=&quot;&quot;;[.C2];CONCATENATE([.C2];&quot; / &quot;;[.E2]))" office:value-type="string" office:string-value=":bookmemo / 読んだ本 / 『田中正造の人と生涯』 / 著者=雨宮義人 / ">
            <text:p>:bookmemo / 読んだ本 / 『田中正造の人と生涯』 / 著者=雨宮義人 /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1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8" office:value-type="string">
            <text:p>2023-04-02_11-56-34_000.jpg</text:p>
          </table:table-cell>
          <table:table-cell table:style-name="ce26" office:value-type="string">
            <text:p>:bookmemo / 読んだ本 / 『田中正造の人と生涯』 / 著者=雨宮義人 / 途中 ここまで</text:p>
          </table:table-cell>
          <table:table-cell table:style-name="ce28"/>
          <table:table-cell table:style-name="ce10"/>
          <table:table-cell table:style-name="ce10"/>
          <table:table-cell table:style-name="ce46" table:formula="of:=IF([.E3]=&quot;&quot;;[.C3];CONCATENATE([.C3];&quot; / &quot;;[.E3]))" office:value-type="string" office:string-value=":bookmemo / 読んだ本 / 『田中正造の人と生涯』 / 著者=雨宮義人 / 途中 ここまで">
            <text:p>:bookmemo / 読んだ本 / 『田中正造の人と生涯』 / 著者=雨宮義人 / 途中 ここまで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1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 office:value-type="string">
            <text:p>2023-04-02_09-34-37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10" table:formula="of:=RIGHT([.B4];[.K4])" office:value-type="string" office:string-value="jpg">
            <text:p>jpg</text:p>
          </table:table-cell>
          <table:table-cell table:style-name="ce51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4-02_03-23-14_000.jpg</text:p>
          </table:table-cell>
          <table:table-cell table:style-name="ce26" office:value-type="string">
            <text:p>:m :PHOTO 寝た時刻 / 2023 / オナニー、未了、duration=1h20m時間ぐらい,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5]=&quot;&quot;;[.C5];CONCATENATE([.C5];&quot; / &quot;;[.E5]))" office:value-type="string" office:string-value=":m :PHOTO 寝た時刻 / 2023 / オナニー、未了、duration=1h20m時間ぐらい,other=~">
            <text:p>:m :PHOTO 寝た時刻 / 2023 / オナニー、未了、duration=1h20m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1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4-01_20-54-44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6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1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04-02_13-54-3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6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1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4-02_09-44-4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6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1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4-02_09-45-14_000.jpg</text:p>
          </table:table-cell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26"/>
          <table:table-cell table:style-name="ce10"/>
          <table:table-cell table:style-name="ce10"/>
          <table:table-cell table:style-name="ce46" table:formula="of:=IF([.E9]=&quot;&quot;;[.C9];CONCATENATE([.C9];&quot; / &quot;;[.E9]))" office:value-type="string" office:string-value=":PHOTO 記録用 / @自宅；東側；洗面所から見える；東の犬走り / 自然観察 / 草むら：平坦部">
            <text:p>:PHOTO 記録用 / @自宅；東側；洗面所から見える；東の犬走り / 自然観察 / 草むら：平坦部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1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4-01_18-51-36_000.mp4</text:p>
          </table:table-cell>
          <table:table-cell table:style-name="ce26" office:value-type="string">
            <text:p>:VIDEO / @自室 / 記録 / jap.flute / 演奏、play / R=1 / genre=melody,session=hour-18,memo=~,file-piece-id=~,memo=~,other=~ /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0]=&quot;&quot;;[.C10];CONCATENATE([.C10];&quot; / &quot;;[.E10]))" office:value-type="string" office:string-value=":VIDEO / @自室 / 記録 / jap.flute / 演奏、play / R=1 / genre=melody,session=hour-18,memo=~,file-piece-id=~,memo=~,other=~ /">
            <text:p>:VIDEO / @自室 / 記録 / jap.flute / 演奏、play / R=1 / genre=melody,session=hour-18,memo=~,file-piece-id=~,memo=~,other=~ /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51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4-02_01-26-26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８；ローズマリー：１０；ディル：１０,liquor=麦焼酎：??ml,time=~,container=silver-cap-small / type=~,other=作り置きする：混合。,occasion=経過観察。,id=2023-04-01_01-24-33_000.jpg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1]=&quot;&quot;;[.C13];CONCATENATE([.C13];&quot; / &quot;;[.E11]))" office:value-type="string" office:string-value=":PHOTO 記録 / 経過記録；作ったもの / food=焼酎漬け / material=レモン：１０（単位：スプーン）；ニンニク：１０；生姜：１０；スペアミント：８；ローズマリー：１０；ディル：１０,liquor=麦焼酎：??ml,time=~,container=silver-cap-small / type=~,other=作り置きする：混合。,occasion=経過観察。傾け,id=2023-04-01_01-24-33_000.jpg">
            <text:p>:PHOTO 記録 / 経過記録；作ったもの / food=焼酎漬け / material=レモン：１０（単位：スプーン）；ニンニク：１０；生姜：１０；スペアミント：８；ローズマリー：１０；ディル：１０,liquor=麦焼酎：??ml,time=~,container=silver-cap-small / type=~,other=作り置きする：混合。,occasion=経過観察。傾け,id=2023-04-01_01-24-33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1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7" office:value-type="string">
            <text:p>2023-04-02_01-26-45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８；ローズマリー：１０；ディル：１０,liquor=麦焼酎：??ml,time=~,container=silver-cap-small / type=~,other=作り置きする：混合。,occasion=経過観察。,id=2023-04-01_01-24-33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2]=&quot;&quot;;[.C12];CONCATENATE([.C12];&quot; / &quot;;[.E12]))" office:value-type="string" office:string-value=":PHOTO 記録 / 経過記録；作ったもの / food=焼酎漬け / material=レモン：１０（単位：スプーン）；ニンニク：１０；生姜：１０；スペアミント：８；ローズマリー：１０；ディル：１０,liquor=麦焼酎：??ml,time=~,container=silver-cap-small / type=~,other=作り置きする：混合。,occasion=経過観察。,id=2023-04-01_01-24-33_000.jpg">
            <text:p>:PHOTO 記録 / 経過記録；作ったもの / food=焼酎漬け / material=レモン：１０（単位：スプーン）；ニンニク：１０；生姜：１０；スペアミント：８；ローズマリー：１０；ディル：１０,liquor=麦焼酎：??ml,time=~,container=silver-cap-small / type=~,other=作り置きする：混合。,occasion=経過観察。,id=2023-04-01_01-24-33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1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4-02_01-26-54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８；ローズマリー：１０；ディル：１０,liquor=麦焼酎：??ml,time=~,container=silver-cap-small / type=~,other=作り置きする：混合。,occasion=経過観察。傾け,id=2023-04-01_01-24-33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3]=&quot;&quot;;[.C13];CONCATENATE([.C13];&quot; / &quot;;[.E13]))" office:value-type="string" office:string-value=":PHOTO 記録 / 経過記録；作ったもの / food=焼酎漬け / material=レモン：１０（単位：スプーン）；ニンニク：１０；生姜：１０；スペアミント：８；ローズマリー：１０；ディル：１０,liquor=麦焼酎：??ml,time=~,container=silver-cap-small / type=~,other=作り置きする：混合。,occasion=経過観察。傾け,id=2023-04-01_01-24-33_000.jpg">
            <text:p>:PHOTO 記録 / 経過記録；作ったもの / food=焼酎漬け / material=レモン：１０（単位：スプーン）；ニンニク：１０；生姜：１０；スペアミント：８；ローズマリー：１０；ディル：１０,liquor=麦焼酎：??ml,time=~,container=silver-cap-small / type=~,other=作り置きする：混合。,occasion=経過観察。傾け,id=2023-04-01_01-24-33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1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4-02_09-56-20_000.jpg</text:p>
          </table:table-cell>
          <table:table-cell table:style-name="ce26" office:value-type="string">
            <text:p>:tome / (lang=ja) / topic=~ / content=才と、学。その効を、実効たらしむ：道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4]=&quot;&quot;;[.C14];CONCATENATE([.C14];&quot; / &quot;;[.E14]))" office:value-type="string" office:string-value=":tome / (lang=ja) / topic=~ / content=才と、学。その効を、実効たらしむ：道">
            <text:p>:tome / (lang=ja) / topic=~ / content=才と、学。その効を、実効たらしむ：道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1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 office:value-type="string">
            <text:p>2023-04-02_09-56-27_000.jpg</text:p>
          </table:table-cell>
          <table:table-cell table:style-name="ce26" office:value-type="string">
            <text:p>:m :th,mysl / topic=~ / content=津軽じょんがらも良いけれど：奏者の心が震えて、ために、響く音,id=~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10" table:formula="of:=RIGHT([.B15];[.K15])" office:value-type="string" office:string-value="jpg">
            <text:p>jpg</text:p>
          </table:table-cell>
          <table:table-cell table:style-name="ce51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4-02_09-56-33_000.jpg</text:p>
          </table:table-cell>
          <table:table-cell table:style-name="ce26" office:value-type="string">
            <text:p>:m :? #*# / topic=クランク / content=クランク上の、特定の点の座標。互いに、どんな関係？ / status=~ / other=~,id=~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6]=&quot;&quot;;[.C16];CONCATENATE([.C16];&quot; / &quot;;[.E16]))" office:value-type="string" office:string-value=":m :? #*# / topic=クランク / content=クランク上の、特定の点の座標。互いに、どんな関係？ / status=~ / other=~,id=~">
            <text:p>:m :? #*# / topic=クランク / content=クランク上の、特定の点の座標。互いに、どんな関係？ / status=~ / other=~,id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1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4-02_09-56-45_000.jpg</text:p>
          </table:table-cell>
          <table:table-cell table:style-name="ce26" office:value-type="string">
            <text:p>:tome / (lang=ja) / topic=~ / content=解答より、質問が、希少。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7]=&quot;&quot;;[.C17];CONCATENATE([.C17];&quot; / &quot;;[.E17]))" office:value-type="string" office:string-value=":tome / (lang=ja) / topic=~ / content=解答より、質問が、希少。">
            <text:p>:tome / (lang=ja) / topic=~ / content=解答より、質問が、希少。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1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4-02_10-45-56_000.jpg</text:p>
          </table:table-cell>
          <table:table-cell table:style-name="ce26" office:value-type="string">
            <text:p>:m #*# RES / JVEMV6 64#130_eki / 『易経　上』 著者=~,校注=~ / p.93 / w=~,topic=「乾」,publisher=~,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8]=&quot;&quot;;[.C18];CONCATENATE([.C18];&quot; / &quot;;[.E18]))" office:value-type="string" office:string-value=":m #*# RES / JVEMV6 64#130_eki / 『易経　上』 著者=~,校注=~ / p.93 / w=~,topic=「乾」,publisher=~,other=~">
            <text:p>:m #*# RES / JVEMV6 64#130_eki / 『易経　上』 著者=~,校注=~ / p.93 / w=~,topic=「乾」,publisher=~,other=~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1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4-02_11-20-51_000.jpg</text:p>
          </table:table-cell>
          <table:table-cell table:style-name="ce26" office:value-type="string">
            <text:p>:m #*# RES / JVEMV6 64#242_quran / 『コーラン（上）』 著者=井筒俊彦,校注=~ / p.~ / w=~,topic=~,publisher=~,other=text:9-72;9-87;9-97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9]=&quot;&quot;;[.C19];CONCATENATE([.C19];&quot; / &quot;;[.E19]))" office:value-type="string" office:string-value=":m #*# RES / JVEMV6 64#242_quran / 『コーラン（上）』 著者=井筒俊彦,校注=~ / p.~ / w=~,topic=~,publisher=~,other=text:9-72;9-87;9-97">
            <text:p>:m #*# RES / JVEMV6 64#242_quran / 『コーラン（上）』 著者=井筒俊彦,校注=~ / p.~ / w=~,topic=~,publisher=~,other=text:9-72;9-87;9-97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1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10" office:value-type="string">
            <text:p>2023-04-02_13-19-47_000.jpg</text:p>
          </table:table-cell>
          <table:table-cell table:style-name="ce33" office:value-type="string">
            <text:p>:m 1*1 RES / JVEMV6 64#238_maeno / 『微粒子から探る物性七変化』 著者=前野昌弘,校注=~ / p.52 / w=ゼラチン；ニカワ；コラーゲン；塩化金；,topic=物性,publisher=~,other=</text:p>
          </table:table-cell>
          <table:table-cell table:style-name="ce26"/>
          <table:table-cell table:style-name="ce10"/>
          <table:table-cell table:style-name="ce10"/>
          <table:table-cell table:style-name="ce46" table:formula="of:=IF([.E20]=&quot;&quot;;[.C20];CONCATENATE([.C20];&quot; / &quot;;[.E20]))" office:value-type="string" office:string-value=":m 1*1 RES / JVEMV6 64#238_maeno / 『微粒子から探る物性七変化』 著者=前野昌弘,校注=~ / p.52 / w=ゼラチン；ニカワ；コラーゲン；塩化金；,topic=物性,publisher=~,other=">
            <text:p>:m 1*1 RES / JVEMV6 64#238_maeno / 『微粒子から探る物性七変化』 著者=前野昌弘,校注=~ / p.52 / w=ゼラチン；ニカワ；コラーゲン；塩化金；,topic=物性,publisher=~,other=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1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18" office:value-type="string">
            <text:p>2023-04-02_15-41-13_000.jpg</text:p>
          </table:table-cell>
          <table:table-cell table:style-name="ce27" office:value-type="string">
            <text:p>:m 1*1 / read-docs / theme=習近平(xijinping)：講話,content=二十大精神,w=； / genre=~ / other=~, doc-id=SL91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1]=&quot;&quot;;[.C21];CONCATENATE([.C21];&quot; / &quot;;[.E21]))" office:value-type="string" office:string-value=":m 1*1 / read-docs / theme=習近平(xijinping)：講話,content=二十大精神,w=； / genre=~ / other=~, doc-id=SL91">
            <text:p>:m 1*1 / read-docs / theme=習近平(xijinping)：講話,content=二十大精神,w=； / genre=~ / other=~, doc-id=SL91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1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1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1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1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1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1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27];[.K27])" office:value-type="float" office:value="0">
            <text:p>#VALUE!</text:p>
          </table:table-cell>
          <table:table-cell table:style-name="ce51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1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1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1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1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1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1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1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1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1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1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4"/>
          <table:table-cell table:style-name="ce10"/>
          <table:table-cell table:style-name="ce10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1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1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1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1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1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1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1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1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1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1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1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1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1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1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1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1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1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1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56];[.K56])" office:value-type="float" office:value="0">
            <text:p>#VALUE!</text:p>
          </table:table-cell>
          <table:table-cell table:style-name="ce51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1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58];[.K58])" office:value-type="float" office:value="0">
            <text:p>#VALUE!</text:p>
          </table:table-cell>
          <table:table-cell table:style-name="ce51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1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1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1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1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1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1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1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1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1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1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1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70];[.K70])" office:value-type="float" office:value="0">
            <text:p>#VALUE!</text:p>
          </table:table-cell>
          <table:table-cell table:style-name="ce51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1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1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1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1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1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1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1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1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1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1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1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1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1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4];[.K84])" office:value-type="float" office:value="0">
            <text:p>#VALUE!</text:p>
          </table:table-cell>
          <table:table-cell table:style-name="ce51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5];[.K85])" office:value-type="float" office:value="0">
            <text:p>#VALUE!</text:p>
          </table:table-cell>
          <table:table-cell table:style-name="ce51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86];[.K86])" office:value-type="float" office:value="0">
            <text:p>#VALUE!</text:p>
          </table:table-cell>
          <table:table-cell table:style-name="ce51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7];[.K87])" office:value-type="float" office:value="0">
            <text:p>#VALUE!</text:p>
          </table:table-cell>
          <table:table-cell table:style-name="ce51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4"/>
          <table:table-cell table:style-name="ce26"/>
          <table:table-cell table:style-name="ce10" table:number-columns-repeated="2"/>
          <table:table-cell table:style-name="ce46"/>
          <table:table-cell table:style-name="ce10" table:formula="of:=RIGHT([.B88];[.K88])" office:value-type="float" office:value="0">
            <text:p>#VALUE!</text:p>
          </table:table-cell>
          <table:table-cell table:style-name="ce51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101]=&quot;&quot;;[.C101];CONCATENATE([.C101];&quot; / &quot;;[.E101]))" office:value-type="float" office:value="0">
            <text:p>0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6" table:formula="of:=IF([.E103]=&quot;&quot;;[.C103];CONCATENATE([.C103];&quot; / &quot;;[.E103]))" office:value-type="string" office:string-value="**">
            <text:p>**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>
          <table:table-cell table:number-columns-repeated="2"/>
          <table:table-cell table:style-name="ce3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8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9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0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1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9" table:formula="of:=COUNTA([.$B$2:.$B27])" office:value-type="float" office:value="20">
            <text:p>2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2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9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9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9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9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9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9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9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9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2">2023/04/02</text:date>, <text:time>22:26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02T22:26:11.02</dc:date>
    <dc:creator>iwabuchi ken</dc:creator>
    <meta:editing-duration>P55DT11H26M9S</meta:editing-duration>
    <meta:editing-cycles>17964</meta:editing-cycles>
    <meta:document-statistic meta:table-count="2" meta:cell-count="931" meta:object-count="0"/>
    <meta:user-defined meta:name="qrichtext">1</meta:user-defined>
  </office:meta>
</office:document-meta>
</file>